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change of MIG generated code:</text:p>
          <text:p text:style-name="P1">controller_16bit_00.vhd, line 1454, add one condition:</text:p>
          <text:p text:style-name="P1"/>
          <text:p text:style-name="P1">ddr_ba1 &lt;= <text:s text:c="4"/>(low((bank_address_p-2) downto 0) &amp; '1') when <text:s/>(current_state = LOAD_MODE_REG and (INIT_COUNT = "0100" or INIT_COUNT = "1010" or INIT_COUNT = "1011" ) ) else <text:s text:c="6"/>--EMR</text:p>
          <text:p text:style-name="P1"><text:s text:c="15"/>(high((bank_address_p-2) downto 0) &amp; '0') when <text:s/>(current_state = LOAD_MODE_REG and INIT_COUNT = "0010") <text:s/>else <text:s text:c="6"/>--EMR(2)</text:p>
          <text:p text:style-name="P1"><text:s text:c="15"/>(high((bank_address_p-2) downto 0) &amp; '1') when <text:s/>(current_state = LOAD_MODE_REG and INIT_COUNT = "0011") <text:s/>else <text:s text:c="6"/>--EMR(3)</text:p>
          <text:p text:style-name="P1"><text:s text:c="15"/>BA_ADDRESS_reg when ( current_state = ACTIVE or current_state = FIRST_WRITE or current_state = BURST_WRITE or current_state = BURST_READ <text:span text:style-name="T1">or current_state = PRECHARGE)</text:span>else</text:p>
          <text:p text:style-name="P1"><text:s text:c="15"/>(others =&gt; '0');</text:p>
        </text:list-item>
      </text:list>
      <text:p text:style-name="Standard"/>
      <text:p text:style-name="Standard">Otherwise the controller cannot precharge bank 1-3. Only bank 0 works.</text:p>
      <text:p text:style-name="Standard"/>
      <text:p text:style-name="Standard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6-15T10:32:16</meta:creation-date>
    <dc:date>2007-06-15T10:35:21</dc:date>
    <dc:language>en-US</dc:language>
    <meta:editing-cycles>3</meta:editing-cycles>
    <meta:editing-duration>PT3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28" meta:character-count="834"/>
  </office:meta>
</office:document-meta>
</file>